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b7a5" officeooo:paragraph-rsid="000eb7a5"/>
    </style:style>
    <style:style style:name="P2" style:family="paragraph" style:parent-style-name="Standard">
      <style:text-properties officeooo:rsid="0010ae41" officeooo:paragraph-rsid="0010ae41"/>
    </style:style>
    <style:style style:name="P3" style:family="paragraph" style:parent-style-name="Standard">
      <style:text-properties officeooo:rsid="00123047" officeooo:paragraph-rsid="00123047"/>
    </style:style>
    <style:style style:name="P4" style:family="paragraph" style:parent-style-name="Standard">
      <style:text-properties officeooo:rsid="00135781" officeooo:paragraph-rsid="001357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read_mesh module</text:p>
      <text:p text:style-name="P1"/>
      <text:p text:style-name="P1">read xy coordinates has no problem.</text:p>
      <text:p text:style-name="P1"/>
      <text:p text:style-name="P2">NUM_OF_ELEMENT CORRECT.</text:p>
      <text:p text:style-name="P2"/>
      <text:p text:style-name="P3">READ QUAD_NODE CORRECT</text:p>
      <text:p text:style-name="P3"/>
      <text:p text:style-name="P4">NODE1~4 CORRECT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8:58:16.992562824</meta:creation-date>
    <meta:generator>LibreOffice/6.0.7.3$Linux_X86_64 LibreOffice_project/00m0$Build-3</meta:generator>
    <dc:date>2019-09-30T12:32:10.811181814</dc:date>
    <meta:editing-duration>PT3H13M42S</meta:editing-duration>
    <meta:editing-cycles>5</meta:editing-cycles>
    <meta:document-statistic meta:table-count="0" meta:image-count="0" meta:object-count="0" meta:page-count="1" meta:paragraph-count="5" meta:word-count="16" meta:character-count="114" meta:non-whitespace-character-count="103"/>
  </office:meta>
</office:document-meta>
</file>